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4pt" style:text-underline-style="solid" style:text-underline-width="auto" style:text-underline-color="font-color" fo:font-weight="bold" officeooo:rsid="0017d2e5" officeooo:paragraph-rsid="0017d2e5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Liberation Sans" officeooo:rsid="0017d2e5" officeooo:paragraph-rsid="0017d2e5"/>
    </style:style>
    <style:style style:name="P3" style:family="paragraph" style:parent-style-name="Standard">
      <style:text-properties style:font-name="Liberation Sans" officeooo:rsid="0017f6b4" officeooo:paragraph-rsid="0017f6b4"/>
    </style:style>
    <style:style style:name="P4" style:family="paragraph" style:parent-style-name="Standard" style:list-style-name="L4">
      <style:paragraph-properties fo:line-height="150%"/>
      <style:text-properties style:font-name="Liberation Sans" officeooo:rsid="0017f6b4" officeooo:paragraph-rsid="0017f6b4"/>
    </style:style>
    <style:style style:name="P5" style:family="paragraph" style:parent-style-name="Standard" style:list-style-name="L4">
      <style:paragraph-properties fo:line-height="150%"/>
      <style:text-properties style:font-name="Liberation Sans" officeooo:rsid="001b9b2a" officeooo:paragraph-rsid="001b9b2a"/>
    </style:style>
    <style:style style:name="P6" style:family="paragraph" style:parent-style-name="Standard">
      <style:paragraph-properties fo:line-height="150%"/>
      <style:text-properties style:font-name="Liberation Sans" officeooo:rsid="001b9b2a" officeooo:paragraph-rsid="002d281d"/>
    </style:style>
    <style:style style:name="P7" style:family="paragraph" style:parent-style-name="Standard" style:list-style-name="L5">
      <style:paragraph-properties fo:line-height="150%"/>
      <style:text-properties style:font-name="Liberation Sans" officeooo:rsid="001b9b2a" officeooo:paragraph-rsid="001b9b2a"/>
    </style:style>
    <style:style style:name="P8" style:family="paragraph" style:parent-style-name="Standard" style:list-style-name="L4">
      <style:paragraph-properties fo:line-height="150%"/>
      <style:text-properties style:font-name="Liberation Sans" officeooo:rsid="0019c83a" officeooo:paragraph-rsid="0019c83a"/>
    </style:style>
    <style:style style:name="P9" style:family="paragraph" style:parent-style-name="Standard" style:list-style-name="L4">
      <style:paragraph-properties fo:line-height="150%"/>
      <style:text-properties style:font-name="Liberation Sans" officeooo:rsid="001a4969" officeooo:paragraph-rsid="001a4969"/>
    </style:style>
    <style:style style:name="P10" style:family="paragraph" style:parent-style-name="Standard" style:list-style-name="L4">
      <style:paragraph-properties fo:line-height="150%"/>
      <style:text-properties style:font-name="Liberation Sans" officeooo:rsid="001a4969" officeooo:paragraph-rsid="0021f419"/>
    </style:style>
    <style:style style:name="P11" style:family="paragraph" style:parent-style-name="Standard" style:list-style-name="L4">
      <style:paragraph-properties fo:line-height="150%"/>
      <style:text-properties style:font-name="Liberation Sans" officeooo:rsid="001a8b86" officeooo:paragraph-rsid="001b9b2a"/>
    </style:style>
    <style:style style:name="P12" style:family="paragraph" style:parent-style-name="Standard" style:list-style-name="L4">
      <style:paragraph-properties fo:line-height="150%"/>
      <style:text-properties style:font-name="Liberation Sans" officeooo:rsid="00256b79" officeooo:paragraph-rsid="00256b79"/>
    </style:style>
    <style:style style:name="P13" style:family="paragraph" style:parent-style-name="Standard" style:list-style-name="L6">
      <style:paragraph-properties fo:line-height="150%"/>
      <style:text-properties style:font-name="Liberation Sans" officeooo:rsid="00256b79" officeooo:paragraph-rsid="00256b79"/>
    </style:style>
    <style:style style:name="P14" style:family="paragraph" style:parent-style-name="Standard" style:list-style-name="L5">
      <style:paragraph-properties fo:line-height="150%"/>
      <style:text-properties style:font-name="Liberation Sans" officeooo:rsid="001e6822" officeooo:paragraph-rsid="00256b79"/>
    </style:style>
    <style:style style:name="P15" style:family="paragraph" style:parent-style-name="Standard" style:list-style-name="L6">
      <style:paragraph-properties fo:line-height="150%"/>
      <style:text-properties style:font-name="Liberation Sans" officeooo:rsid="001e6822" officeooo:paragraph-rsid="001e6822"/>
    </style:style>
    <style:style style:name="P16" style:family="paragraph" style:parent-style-name="Standard" style:list-style-name="L6">
      <style:paragraph-properties fo:line-height="150%"/>
      <style:text-properties style:font-name="Liberation Sans" officeooo:rsid="001e6822" officeooo:paragraph-rsid="00239055"/>
    </style:style>
    <style:style style:name="P17" style:family="paragraph" style:parent-style-name="Standard" style:list-style-name="L5">
      <style:paragraph-properties fo:line-height="150%"/>
      <style:text-properties style:font-name="Liberation Sans" officeooo:rsid="00294956" officeooo:paragraph-rsid="00294956"/>
    </style:style>
    <style:style style:name="P18" style:family="paragraph" style:parent-style-name="Standard" style:list-style-name="L5">
      <style:paragraph-properties fo:line-height="150%"/>
      <style:text-properties style:font-name="Liberation Sans" officeooo:rsid="0029d30f" officeooo:paragraph-rsid="0029d30f"/>
    </style:style>
    <style:style style:name="P19" style:family="paragraph" style:parent-style-name="Standard" style:list-style-name="L5">
      <style:paragraph-properties fo:line-height="150%"/>
      <style:text-properties style:font-name="Liberation Sans" officeooo:rsid="002c521a" officeooo:paragraph-rsid="002c521a"/>
    </style:style>
    <style:style style:name="P20" style:family="paragraph" style:parent-style-name="Standard" style:list-style-name="L6">
      <style:paragraph-properties fo:line-height="150%"/>
      <style:text-properties style:font-name="Liberation Sans" officeooo:rsid="001d5875" officeooo:paragraph-rsid="001d5875"/>
    </style:style>
    <style:style style:name="P21" style:family="paragraph" style:parent-style-name="Standard" style:list-style-name="L6">
      <style:paragraph-properties fo:line-height="150%"/>
      <style:text-properties style:font-name="Liberation Sans" officeooo:rsid="001d97a4" officeooo:paragraph-rsid="001d97a4"/>
    </style:style>
    <style:style style:name="P22" style:family="paragraph" style:parent-style-name="Standard" style:list-style-name="L6">
      <style:paragraph-properties fo:line-height="150%"/>
      <style:text-properties style:font-name="Liberation Sans" officeooo:rsid="001fee61" officeooo:paragraph-rsid="00251936"/>
    </style:style>
    <style:style style:name="P23" style:family="paragraph" style:parent-style-name="Standard" style:list-style-name="L6">
      <style:paragraph-properties fo:line-height="150%"/>
      <style:text-properties style:font-name="Liberation Sans" officeooo:rsid="00251936" officeooo:paragraph-rsid="00251936"/>
    </style:style>
    <style:style style:name="P24" style:family="paragraph" style:parent-style-name="Standard" style:list-style-name="L1">
      <style:paragraph-properties fo:line-height="150%"/>
      <style:text-properties style:font-name="Liberation Sans" officeooo:rsid="002d281d" officeooo:paragraph-rsid="002d281d"/>
    </style:style>
    <style:style style:name="P25" style:family="paragraph" style:parent-style-name="Standard">
      <style:paragraph-properties fo:line-height="150%"/>
      <style:text-properties style:font-name="Liberation Sans" officeooo:rsid="002d281d" officeooo:paragraph-rsid="002d281d"/>
    </style:style>
    <style:style style:name="P26" style:family="paragraph" style:parent-style-name="Standard" style:list-style-name="L4">
      <style:paragraph-properties fo:line-height="150%"/>
      <style:text-properties style:font-name="Liberation Sans" officeooo:rsid="002d281d" officeooo:paragraph-rsid="002d281d"/>
    </style:style>
    <style:style style:name="P27" style:family="paragraph" style:parent-style-name="Standard">
      <style:paragraph-properties fo:line-height="150%"/>
      <style:text-properties style:font-name="Liberation Sans" fo:font-weight="bold" officeooo:rsid="0017f6b4" officeooo:paragraph-rsid="002d281d" style:font-weight-asian="bold" style:font-weight-complex="bold"/>
    </style:style>
    <style:style style:name="P28" style:family="paragraph" style:parent-style-name="Standard">
      <style:paragraph-properties fo:line-height="150%"/>
      <style:text-properties officeooo:paragraph-rsid="002d281d"/>
    </style:style>
    <style:style style:name="P29" style:family="paragraph" style:parent-style-name="Standard">
      <style:paragraph-properties fo:line-height="150%"/>
      <style:text-properties fo:font-weight="bold" officeooo:paragraph-rsid="002d281d" style:font-weight-asian="bold" style:font-weight-complex="bold"/>
    </style:style>
    <style:style style:name="T1" style:family="text">
      <style:text-properties officeooo:rsid="0019c83a"/>
    </style:style>
    <style:style style:name="T2" style:family="text">
      <style:text-properties fo:color="#6666ff" style:font-name="Courier New" fo:font-weight="bold" style:font-weight-asian="bold" style:font-weight-complex="bold"/>
    </style:style>
    <style:style style:name="T3" style:family="text">
      <style:text-properties fo:color="#6666ff" style:font-name="Courier New" fo:font-weight="bold" officeooo:rsid="0021f419" style:font-weight-asian="bold" style:font-weight-complex="bold"/>
    </style:style>
    <style:style style:name="T4" style:family="text">
      <style:text-properties fo:color="#6666ff" style:font-name="Courier New" fo:font-weight="bold" officeooo:rsid="00239055" style:font-weight-asian="bold" style:font-weight-complex="bold"/>
    </style:style>
    <style:style style:name="T5" style:family="text">
      <style:text-properties fo:color="#6666ff" style:font-name="Courier New" fo:font-weight="bold" officeooo:rsid="00251936" style:font-weight-asian="bold" style:font-weight-complex="bold"/>
    </style:style>
    <style:style style:name="T6" style:family="text">
      <style:text-properties fo:color="#6666ff" style:font-name="Courier New" fo:font-weight="bold" officeooo:rsid="00275e8e" style:font-weight-asian="bold" style:font-weight-complex="bold"/>
    </style:style>
    <style:style style:name="T7" style:family="text">
      <style:text-properties fo:color="#6666ff" style:font-name="Courier New" fo:font-weight="bold" officeooo:rsid="0029d30f" style:font-weight-asian="bold" style:font-weight-complex="bold"/>
    </style:style>
    <style:style style:name="T8" style:family="text">
      <style:text-properties fo:color="#6666ff" style:font-name="Courier New" fo:font-weight="bold" officeooo:rsid="00294956" style:font-weight-asian="bold" style:font-weight-complex="bold"/>
    </style:style>
    <style:style style:name="T9" style:family="text">
      <style:text-properties fo:color="#6666ff" style:font-name="Courier New" fo:font-weight="bold" style:font-weight-asian="bold" style:font-weight-complex="bold"/>
    </style:style>
    <style:style style:name="T10" style:family="text">
      <style:text-properties officeooo:rsid="001b9b2a"/>
    </style:style>
    <style:style style:name="T11" style:family="text">
      <style:text-properties officeooo:rsid="001d97a4"/>
    </style:style>
    <style:style style:name="T12" style:family="text">
      <style:text-properties officeooo:rsid="001e6822"/>
    </style:style>
    <style:style style:name="T13" style:family="text">
      <style:text-properties officeooo:rsid="00203cea"/>
    </style:style>
    <style:style style:name="T14" style:family="text">
      <style:text-properties officeooo:rsid="0021f419"/>
    </style:style>
    <style:style style:name="T15" style:family="text">
      <style:text-properties officeooo:rsid="0021fe61"/>
    </style:style>
    <style:style style:name="T16" style:family="text">
      <style:text-properties officeooo:rsid="00239055"/>
    </style:style>
    <style:style style:name="T17" style:family="text">
      <style:text-properties fo:font-style="italic" officeooo:rsid="00239055" style:font-style-asian="italic" style:font-style-complex="italic"/>
    </style:style>
    <style:style style:name="T18" style:family="text">
      <style:text-properties officeooo:rsid="00251936"/>
    </style:style>
    <style:style style:name="T19" style:family="text">
      <style:text-properties officeooo:rsid="00256b79"/>
    </style:style>
    <style:style style:name="T20" style:family="text">
      <style:text-properties officeooo:rsid="00294956"/>
    </style:style>
    <style:style style:name="T21" style:family="text">
      <style:text-properties officeooo:rsid="0029d30f"/>
    </style:style>
    <style:style style:name="T22" style:family="text">
      <style:text-properties officeooo:rsid="002c8662"/>
    </style:style>
    <style:style style:name="T23" style:family="text">
      <style:text-properties fo:font-weight="bold" officeooo:rsid="002d281d" style:font-weight-asian="bold" style:font-weight-complex="bold"/>
    </style:style>
    <style:style style:name="T24" style:family="text">
      <style:text-properties fo:font-weight="bold" officeooo:rsid="002d5423" style:font-weight-asian="bold" style:font-weight-complex="bold"/>
    </style:style>
    <style:style style:name="T25" style:family="text">
      <style:text-properties style:font-name="Liberation Sans" officeooo:rsid="002d281d"/>
    </style:style>
    <style:style style:name="T26" style:family="text">
      <style:text-properties style:font-name="Liberation Sans" fo:font-weight="bold" officeooo:rsid="002d281d" style:font-weight-asian="bold" style:font-weight-complex="bold"/>
    </style:style>
    <style:style style:name="T27" style:family="text">
      <style:text-properties officeooo:rsid="002d5423"/>
    </style:style>
    <style:style style:name="T28" style:family="text">
      <style:text-properties officeooo:rsid="002dce3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cedure for installing, upgrading, and/or repairing VirtualBox on Ubuntu </text:p>
      <text:p text:style-name="P2"/>
      <text:p text:style-name="P29"><text:span text:style-name="T25">Repairing an installed VirtualBox</text:span></text:p>
      <text:p text:style-name="P25">If VirtualBox is installed, but will not launch a virtual machine, then it may tell you that you need to run “/sbin/rcvboxdrv setup”. <text:s/>This is a poorly-worded instruction, as this command can only be run as superuser <text:span text:style-name="T27">(and they’re aware of that)</text:span>. <text:s/>Do the following instead:</text:p>
      <text:list xml:id="list4921982971935236819" text:style-name="L1">
        <text:list-item>
          <text:p text:style-name="P24">Close any VirtualBox dialogs, and close the VirtualBox Manager.</text:p>
        </text:list-item>
        <text:list-item>
          <text:p text:style-name="P24">Open a terminal window.</text:p>
        </text:list-item>
        <text:list-item>
          <text:p text:style-name="P24">Enter “<text:span text:style-name="T2">sudo /sbin/rcvboxdrv setup</text:span>”.</text:p>
        </text:list-item>
        <text:list-item>
          <text:p text:style-name="P24">When complete, re-launch the VirtualBox Manager and start your virtual machines.</text:p>
        </text:list-item>
      </text:list>
      <text:p text:style-name="P27"/>
      <text:p text:style-name="P28"><text:span text:style-name="T26">Installing or re-installing VirtualBox</text:span></text:p>
      <text:list xml:id="list3522654704981106694" text:style-name="L4">
        <text:list-item>
          <text:p text:style-name="P26">Open a Terminal window.</text:p>
        </text:list-item>
        <text:list-item>
          <text:p text:style-name="P5">Update your packages by entering “<text:span text:style-name="T2">upd</text:span>” and authenticating.</text:p>
        </text:list-item>
        <text:list-item>
          <text:p text:style-name="P4">‘su’ to the Maintenance account by entering “<text:span text:style-name="T2">su – maint</text:span>” and authenticating <text:span text:style-name="T1">as ‘maint’</text:span>.</text:p>
        </text:list-item>
        <text:list-item>
          <text:p text:style-name="P8">The terminal’s prompt should change to “<text:span text:style-name="T2">maint@charlie:~$ </text:span>“</text:p>
        </text:list-item>
        <text:list-item>
          <text:p text:style-name="P4">Enter “<text:span text:style-name="T2">cds</text:span>” to change to the directory containing the installation scripts.</text:p>
        </text:list-item>
        <text:list-item>
          <text:p text:style-name="P9">You should see a large list of files, most of which start with “<text:span text:style-name="T2">install-</text:span>” and end with “<text:span text:style-name="T2">.sh</text:span>”.</text:p>
        </text:list-item>
        <text:list-item>
          <text:p text:style-name="P10"><text:span text:style-name="T15">You can review a list of the versions of VirtualBox that have been downloaded and archived to speed installation by entering</text:span> “<text:span text:style-name="T3">ll ~/alin/virtualbox/</text:span><text:span text:style-name="T14">”.</text:span></text:p>
        </text:list-item>
        <text:list-item>
          <text:p text:style-name="P9">Enter “<text:span text:style-name="T2">bash ./install-deb-virtualbox.sh 5.0.18 -n</text:span>” to start the installation of VirtualBox <text:span text:style-name="T15">v5.0.18</text:span>. <text:span text:style-name="T13">(Obviously, if you want to install a version of VirtualBox other than v5.0.18, you will need to change the version number in the above command.)</text:span></text:p>
        </text:list-item>
        <text:list-item>
          <text:p text:style-name="P11">Installation will take a minute or so. <text:s/></text:p>
        </text:list-item>
        <text:list-item>
          <text:p text:style-name="P11">At the end, <text:span text:style-name="T10">the installer</text:span> will ask you if you want each account holder to be given the privilege of running virtual machines with VirtualBox. <text:s/>The default is ‘yes’, so just pressing <text:span text:style-name="T2">ENTER</text:span> <text:span text:style-name="T10">for each prompt </text:span>will grant permission.</text:p>
        </text:list-item>
        <text:list-item>
          <text:p text:style-name="P5">When you are back to the command prompt, installation is complete.</text:p>
        </text:list-item>
        <text:list-item>
          <text:p text:style-name="P12">Log out of the Maintenance account by entering “<text:span text:style-name="T2">exit</text:span>” at the command prompt. </text:p>
        </text:list-item>
      </text:list>
      <text:p text:style-name="P6"><text:span text:style-name="T23"/></text:p>
      <text:p text:style-name="P6"><text:soft-page-break/><text:span text:style-name="T23">Installing VirtualBox </text:span><text:span text:style-name="T24">“Extension Packs” drivers</text:span></text:p>
      <text:list xml:id="list7274778392598824812" text:style-name="L5">
        <text:list-item>
          <text:p text:style-name="P7">Launch VirtualBox from the Dash, as you normally do.</text:p>
        </text:list-item>
        <text:list-item>
          <text:p text:style-name="P14"><text:span text:style-name="T19">From the VirtualBox Manager window, s</text:span>urf the “<text:span text:style-name="T6">File</text:span>” menu and select “<text:span text:style-name="T6">Preferences</text:span><text:span text:style-name="T2">...</text:span>” <text:span text:style-name="T21">to bring up the “</text:span><text:span text:style-name="T7">VirtualBox – Preferences</text:span><text:span text:style-name="T21">” dialog</text:span>. <text:s/></text:p>
        </text:list-item>
        <text:list-item>
          <text:p text:style-name="P17">In the “<text:span text:style-name="T2">VirtualBox – Preferences</text:span>” dialog, click to select the “<text:span text:style-name="T2">Extensions</text:span>” tab.</text:p>
        </text:list-item>
        <text:list-item>
          <text:p text:style-name="P18">In the <text:span text:style-name="T20">“</text:span><text:span text:style-name="T8">Extensions</text:span><text:span text:style-name="T20">” tab, then click the “golf tee” icon (yellow triangle in a blue box) to select an extension file. <text:s/>This will open a file selection dialog box.</text:span></text:p>
        </text:list-item>
        <text:list-item>
          <text:p text:style-name="P19">In the file dialog, surf to “<text:span text:style-name="T2">File System</text:span>” (look under ‘Places’), then “<text:span text:style-name="T2">home</text:span>”, then the Maintenance account (“<text:span text:style-name="T2">maint</text:span>”), then “<text:span text:style-name="T2">alin</text:span>”, then “<text:span text:style-name="T2">virtualbox</text:span>”, then the “<text:span text:style-name="T2">5.0.18</text:span>” folder (but obviously selecting a different folder if you’re installing a different version of VirtualBox), then the “<text:span text:style-name="T2">.vbox-extpack</text:span>” file that should be displayed and selected.</text:p>
        </text:list-item>
        <text:list-item>
          <text:p text:style-name="P19">Answer the prompts and authentications that are required to get through the installation of the extension pack, then close the Preferences dialog to get back to the VirtualBox Manager window.</text:p>
        </text:list-item>
      </text:list>
      <text:p text:style-name="P6"><text:span text:style-name="T23"/></text:p>
      <text:p text:style-name="P6"><text:span text:style-name="T23">Installing VirtualBox “</text:span><text:span text:style-name="T24">Guest Additions” drivers</text:span></text:p>
      <text:list xml:id="list6514643570408209646" text:style-name="L6">
        <text:list-item>
          <text:p text:style-name="P20"><text:span text:style-name="T11">E</text:span>ach virtual machine you have listed (in the VirtualBox Manager window) will need to <text:span text:style-name="T11">have the </text:span>“VirtualBox Guest Additions” (i.e., virtualized hardware drivers) <text:span text:style-name="T11">installed.</text:span></text:p>
        </text:list-item>
        <text:list-item>
          <text:p text:style-name="P21">To update a virtual machine, launch it and log in a<text:span text:style-name="T12">s its </text:span>Maintenance <text:span text:style-name="T12">user</text:span>. <text:s/>(Windows, <text:span text:style-name="T28">for example,</text:span> will not allow you to update the VirtualBox Guest Additions unless you are logged into an administrator account.)</text:p>
        </text:list-item>
        <text:list-item>
          <text:p text:style-name="P15">Once you are logged in, surf to the Virtual Machine’s menu <text:span text:style-name="T28">bar</text:span> and pull down the “<text:span text:style-name="T2">Devices</text:span>” menu and select “<text:span text:style-name="T2">Insert Guest Additions CD...</text:span>”. <text:s/></text:p>
        </text:list-item>
        <text:list-item>
          <text:p text:style-name="P16">This <text:span text:style-name="T28">should</text:span> (eventually) open a dialog box for installing the guest additions. <text:s/><text:span text:style-name="T16">If this does not occur, then open the Windows Explorer (</text:span><text:span text:style-name="T17">not</text:span><text:span text:style-name="T16"> the web browser, but the </text:span><text:span text:style-name="T17">file</text:span><text:span text:style-name="T16"> browser), locate the CD drive (probably D:), click on it to see its files, then double-click the file named “</text:span><text:span text:style-name="T4">VboxWindowsAdditions.exe</text:span><text:span text:style-name="T16">” to run the installer.</text:span></text:p>
        </text:list-item>
        <text:list-item>
          <text:p text:style-name="P16"><text:span text:style-name="T16">Once the installer’s dialog box has opened, start the installation. </text:span>The default values are all acceptable, so click through each “<text:span text:style-name="T2">Next &gt;</text:span>” prompt until the installation complet<text:span text:style-name="T28">es</text:span>.</text:p>
        </text:list-item>
        <text:list-item>
          <text:p text:style-name="P22">You will be prompted to restart the virtual machine once the guest addit<text:span text:style-name="T28">i</text:span>ons have completed installation. <text:s/><text:span text:style-name="T18">First, however, eject the virtual CD. <text:s/>The easiest way to do this is to right-click on the optical disk icon in the virtual machine “system tray” in the </text:span><text:soft-page-break/><text:span text:style-name="T18">bottom-right corner of the VM’s window, then selecting “</text:span><text:span text:style-name="T5">Remove disk from virtual drive</text:span><text:span text:style-name="T18">”. </text:span></text:p>
        </text:list-item>
        <text:list-item>
          <text:p text:style-name="P23">Restart (or shut down) the virtual machine. <text:s/>Once it restarts, you can <text:span text:style-name="T28">begin</text:span> using it normally.</text:p>
        </text:list-item>
        <text:list-item>
          <text:p text:style-name="P13">Repeat <text:span text:style-name="T28">these steps </text:span>for each virtual machine that needs to be updated <text:span text:style-name="T28">to the new version of VirtualBox</text:span>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4T21:13:14.602007859</meta:creation-date>
    <dc:date>2016-04-25T09:43:15.439947714</dc:date>
    <meta:editing-duration>PT2H14M1S</meta:editing-duration>
    <meta:editing-cycles>24</meta:editing-cycles>
    <meta:generator>LibreOffice/5.1.2.2$Linux_X86_64 LibreOffice_project/10m0$Build-2</meta:generator>
    <meta:document-statistic meta:table-count="0" meta:image-count="0" meta:object-count="0" meta:page-count="3" meta:paragraph-count="36" meta:word-count="725" meta:character-count="4508" meta:non-whitespace-character-count="3828"/>
  </office:meta>
</office:document-meta>
</file>